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3"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style="normal" fo:font-weight="normal" style:font-size-asian="10.5pt" style:font-style-asian="normal" style:font-weight-asian="normal" style:font-size-complex="10.5pt" style:font-style-complex="normal" style:font-weight-complex="normal"/>
    </style:style>
    <style:style style:name="P4"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5"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start" style:justify-single-word="false"/>
    </style:style>
    <style:style style:name="P8" style:family="paragraph" style:parent-style-name="Standard">
      <style:paragraph-properties fo:margin-top="0in" fo:margin-bottom="0in" fo:line-height="100%"/>
      <style:text-properties style:font-name="Georgia" fo:font-size="10.5pt" style:font-size-asian="10.5pt" style:font-size-complex="10.5pt"/>
    </style:style>
    <style:style style:name="P9" style:family="paragraph" style:parent-style-name="Standard"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font-weight="normal" style:font-size-asian="10.5pt" style:font-weight-asian="normal" style:font-size-complex="10.5pt" style:font-weight-complex="normal"/>
    </style:style>
    <style:style style:name="P10"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style="normal" fo:font-weight="normal" style:font-size-asian="10.5pt" style:font-style-asian="normal" style:font-weight-asian="normal" style:font-size-complex="10.5pt" style:font-style-complex="normal" style:font-weight-complex="normal"/>
    </style:style>
    <style:style style:name="P11"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12" style:family="paragraph" style:parent-style-name="BODY">
      <style:paragraph-properties fo:margin-top="0in" fo:margin-bottom="0in" fo:line-height="100%" fo:text-align="start" style:justify-single-word="false"/>
      <style:text-properties fo:color="#000000" fo:font-size="10.5pt" fo:font-weight="normal"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font-variant="normal" fo:text-transform="none" fo:color="#3b3d40" style:font-name="Georgia" fo:font-size="10.5pt" fo:letter-spacing="normal" fo:font-style="normal" fo:font-weight="normal" style:font-size-asian="10.5pt" style:font-size-complex="10.5pt"/>
    </style:style>
    <style:style style:name="T3" style:family="text">
      <style:text-properties fo:font-variant="normal" fo:text-transform="none" fo:color="#3b3d40" style:font-name="Georgia" fo:font-size="10.5pt" fo:letter-spacing="normal" fo:font-style="normal" fo:font-weight="bold" style:font-size-asian="10.5pt" style:font-weight-asian="bold" style:font-size-complex="10.5pt" style:font-weight-complex="bold"/>
    </style:style>
    <style:style style:name="T4"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5"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6" style:family="text">
      <style:text-properties fo:color="#000000"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7" style:family="text">
      <style:text-properties fo:color="#000000" fo:language="none" fo:country="none" style:font-name-asian="Georgia" style:language-asian="none" style:country-asian="none" style:font-weight-asian="normal" style:font-name-complex="Georgia" style:language-complex="none" style:country-complex="none" style:font-weight-complex="normal"/>
    </style:style>
    <style:style style:name="T8" style:family="text">
      <style:text-properties fo:color="#000000" fo:language="none" fo:country="none" fo:font-style="italic"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9" style:family="text">
      <style:text-properties style:font-name="Georgia" fo:font-size="10.5pt" fo:font-weight="bold" style:font-size-asian="10.5pt" style:font-weight-asian="bold" style:font-size-complex="10.5pt" style:font-weight-complex="bold"/>
    </style:style>
    <style:style style:name="T10" style:family="text">
      <style:text-properties style:font-name="Georgia" fo:font-size="10.5pt" style:font-size-asian="10.5pt" style:font-size-complex="10.5pt"/>
    </style:style>
    <style:style style:name="T11" style:family="text">
      <style:text-properties style:font-name="Georgia" fo:language="none" fo:country="none" style:font-name-asian="Georgia" style:language-asian="none" style:country-asian="none" style:font-name-complex="Georgia" style:language-complex="none" style:country-complex="none"/>
    </style:style>
    <style:style style:name="T12"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3" style:family="text">
      <style:text-properties style:font-name="Georgia" fo:language="none" fo:country="none" fo:font-style="normal" fo:font-weight="bold" style:font-name-asian="Georgia" style:language-asian="none" style:country-asian="none" style:font-style-asian="normal" style:font-weight-asian="bold" style:font-name-complex="Georgia" style:language-complex="none" style:country-complex="none" style:font-style-complex="normal" style:font-weight-complex="bold"/>
    </style:style>
    <style:style style:name="T14" style:family="text">
      <style:text-properties style:font-name="Georgia" fo:language="none" fo:country="none" fo:font-style="normal" style:font-name-asian="Georgia" style:language-asian="none" style:country-asian="none" style:font-style-asian="normal" style:font-name-complex="Georgia" style:language-complex="none" style:country-complex="none" style:font-style-complex="normal"/>
    </style:style>
    <style:style style:name="T15" style:family="text">
      <style:text-properties style:text-position="super 58%"/>
    </style:style>
    <style:style style:name="T16" style:family="text">
      <style:text-properties style:text-position="super 58%" style:font-name="Georgia" fo:language="none" fo:country="none" fo:font-style="normal" style:font-name-asian="Georgia" style:language-asian="none" style:country-asian="none" style:font-style-asian="normal" style:font-name-complex="Georgia" style:language-complex="none" style:country-complex="none" style:font-style-complex="normal"/>
    </style:style>
    <style:style style:name="T17" style:family="text">
      <style:text-properties fo:language="none" fo:country="none" style:font-name-asian="Georgia" style:language-asian="none" style:country-asian="none" style:font-name-complex="Georgia" style:language-complex="none" style:country-complex="none"/>
    </style:style>
    <style:style style:name="T18"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9"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hackled <text:s/>Wild &amp; Wanted</text:span></text:p>
      <text:p text:style-name="P1"><text:span text:style-name="T1">Read:</text:span> Luke 19:29-40</text:p>
      <text:p text:style-name="P6"><text:span text:style-name="T9">Text:</text:span><text:span text:style-name="T10"> I </text:span><text:span text:style-name="T4">Corinthians 15:9 “For I am the least of the apostles, that am not meet to be called an apostle, because I persecuted the church of God.”</text:span></text:p>
      <text:p text:style-name="P8"><text:span text:style-name="T6"/></text:p>
      <text:p text:style-name="P5"><text:span text:style-name="T1">Introduction:</text:span> When we examine the various stories in the scriptures it behooves us to read them with a view to how the scriptures are directed to our life and experience. <text:s/>I like to read the story and put myself into the various parts of the story to see which one fits me best. <text:s/>In this story I used to see myself as the disciple who brings the colt to Jesus and then walks away knowing that I have done my job. <text:s/>But do you really think that this is the sole purpose of this narration in the Bible? <text:s/>Try putting yourself in the role of the 2<text:span text:style-name="T15">nd</text:span> most important role in this event: the donkey!</text:p>
      <text:p text:style-name="P5"/>
      <text:p text:style-name="P5"><text:span text:style-name="T1">Shackled:</text:span> The two disciples were sent to find and bring a colt that had been caught and tied up. <text:s/>They were told to untie him and bring him to Jesus. <text:s/>What is the significance of the donkey? <text:s/>This week in literature class we studied the meaning of the word “<text:span text:style-name="T19">personification</text:span>” it is what a writer does when he or she gives human characteristics to an animal or inanimate object. <text:s/>I'd like to think of this stubborn donkey as myself before Jesus sent the Holy Spirit to draw me to Christ. <text:s/>I too was shackled by sin. <text:s/>Sin had bound me up and I was unable to enjoy the life that God had created me for. <text:s/>How about you? <text:s/>Is there anyone here who can relate to being bound in sin and totally unaware of the bondage you were in?</text:p>
      <text:p text:style-name="P5"/>
      <text:p text:style-name="P5"><text:span text:style-name="T1">Wild:</text:span> This beast of burden had never been ridden by anyone. <text:s/>His destiny was to carry the King of Kings on his back and to date he had never even had a saddle blanket on his back. <text:s/>No respectable stable hand would have selected this animal for his master to ride on (not if they loved their master). <text:s/>Before any dignitary would be placed in any saddle the mount would have to have a record of reliability. <text:s/>This donkey had no resume that would allow him this important task. <text:s/>So how did he get selected?</text:p>
      <text:p text:style-name="P5"/>
      <text:p text:style-name="P7"><text:span text:style-name="T3">Wanted:</text:span><text:span text:style-name="T2"> He was hand picked by the Master Himself. <text:s/>In this regard I find myself again personified by this donkey for no one would have ever seen me in my bound and wild state and said: “Oh, he's exactly what the Master needs.” However the Master Himself saw me bound by sin and said: “Go, get him. I see something useful in him. <text:s/>I'm going to set him free and he will be the one to bring me where I can do much good.” <text:s/>Aren't you glad that Jesus is the one who selected you? <text:s/>In John's Gospel we read: </text:span><text:span text:style-name="T5"><text:s/>“Ye have not chosen me, but I have chosen you, and ordained you, that ye should go and bring forth fruit...” We were overlooked and</text:span></text:p>
      <text:p text:style-name="P5">rejected by many in the world and perhaps there were many in the church that thought we were unusable but thank God we are not called to serve because we are popular or even qualified. <text:s/>We are called at the discretion of a Heavenly Father who knows us better than we know ourselves. <text:s/>The 31<text:span text:style-name="T15">st</text:span> verse answers the question of why. “<text:span text:style-name="T7">And if any man ask you, Why do ye loose </text:span><text:span text:style-name="T8">him?</text:span><text:span text:style-name="T7"> thus shall ye say unto him, Because the Lord hath need of him.”</text:span></text:p>
      <text:p text:style-name="P12"><text:span text:style-name="T11"/></text:p>
      <text:p text:style-name="P10"><text:span text:style-name="T12">A changed nature:</text:span><text:span text:style-name="T11"> Donkeys are known as the most surefooted animal of all beasts of burden (explain). <text:s/>This animal, with Jesus on it's back, went against all of it's natural instincts and carried Jesus to Jerusalem. <text:s/>I, again see <text:s/>how that our Master leads us totally against what this world has tried to input into our character. <text:s/>He guides us in directions that we never would have taken unless we were living in obedience to Him.</text:span></text:p>
      <text:p text:style-name="P3"><text:span text:style-name="T11"/></text:p>
      <text:p text:style-name="P3"><text:span text:style-name="T12">A change in behavior:</text:span><text:span text:style-name="T11"> When the disciples took possession of this donkey he was untrained and unbroken but when they returned him to his owner he was broken and completely trained. <text:s/>Because the disciples brought this colt to Jesus; Jesus was able to minister to multitudes of people along the way. <text:s/>Because the donkey fulfilled its purpose Jesus was brought on His way to Calvary to fulfill His purpose of dying for the sins of the world.</text:span></text:p>
      <text:p text:style-name="P3"><text:span text:style-name="T11"/></text:p>
      <text:p text:style-name="P2"><text:span text:style-name="T13">A change in demeanor:</text:span><text:span text:style-name="T14"> The crowd started off curious and perhaps a little pensive as they probably knew the danger of spreading blankets and palm branches in front of a skittish donkey. <text:s/>By the 37</text:span><text:span text:style-name="T16">th</text:span><text:span text:style-name="T14"> verse we see the entire multitude rejoicing and praising God loudly. <text:s/>They were recogniz-ing that indeed: He was the King that they were looking for. <text:s/>I know that they failed to understand the way that He would reign (in the hearts of men &amp; women) but they knew that the Promised Messiah had come. <text:s/></text:span></text:p>
      <text:p text:style-name="P2"><text:span text:style-name="T14"/></text:p>
      <text:p text:style-name="P2"><text:span text:style-name="T13">A change in Plan:</text:span><text:span text:style-name="T14"> <text:s/>The crowd thought that Jesus was coming to reign and He was; however He was to ascend to His throne by the way of the cross. <text:s/>It was only after the resurrection that the early believers began to understand the Divine Kingship of Jesus.</text:span></text:p>
      <text:p text:style-name="P9"><text:span text:style-name="T17"/></text:p>
      <text:p text:style-name="P11"><text:span text:style-name="T18">Conclude:</text:span><text:span text:style-name="T17"> There are two parts to this sermon: The bringing of the colt to the savior and the colt bringing the savior to Jerusalem. <text:s/>The first is the work of the disciples and the second is the influence of the savior on this unbridled, untamed, donkey. <text:s/>When it comes to bringing folks to Christ it is not our job to fix them but to bring them to Jesus. <text:s/>When Jesus has <text:s/>them He will prepare them for His unique plan and they will do the work that He has for them to do. <text:s/>So it's okay to be the donkey in this story if it means that the Master can use 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5</meta:editing-cycles>
    <meta:creation-date>2014-03-28T17:34:00</meta:creation-date>
    <dc:date>2022-04-09T12:29:29.12</dc:date>
    <meta:editing-duration>P1DT12H16M54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3" meta:word-count="996" meta:character-count="52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